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automatic-styles>
    <style:style style:name="P1" style:family="paragraph" style:parent-style-name="Standard">
      <style:paragraph-properties fo:text-align="center" style:justify-single-word="false" style:writing-mode="lr-tb"/>
      <style:text-properties fo:font-size="16pt" fo:font-weight="bold" style:font-size-asian="16pt" style:font-weight-asian="bold" style:font-weight-complex="bold"/>
    </style:style>
    <style:style style:name="P2" style:family="paragraph" style:parent-style-name="Standard">
      <style:paragraph-properties fo:text-align="justify" style:justify-single-word="false" style:writing-mode="lr-tb"/>
      <style:text-properties fo:font-size="16pt" fo:font-weight="bold" style:font-size-asian="16pt" style:font-weight-asian="bold" style:font-weight-complex="bold"/>
    </style:style>
    <style:style style:name="P3" style:family="paragraph" style:parent-style-name="Standard">
      <style:paragraph-properties fo:text-align="justify" style:justify-single-word="false" style:writing-mode="lr-tb"/>
      <style:text-properties officeooo:paragraph-rsid="0072f671"/>
    </style:style>
    <style:style style:name="P4" style:family="paragraph" style:parent-style-name="Standard">
      <style:paragraph-properties fo:text-align="justify" style:justify-single-word="false" style:writing-mode="lr-tb"/>
      <style:text-properties officeooo:paragraph-rsid="00b59b11"/>
    </style:style>
    <style:style style:name="P5" style:family="paragraph" style:parent-style-name="Standard">
      <style:paragraph-properties fo:text-align="justify" style:justify-single-word="false" style:writing-mode="lr-tb"/>
      <style:text-properties fo:font-size="16pt" fo:font-weight="bold" officeooo:rsid="01149bc5" officeooo:paragraph-rsid="00b59b11" style:font-size-asian="16pt" style:font-weight-asian="bold" style:font-weight-complex="bold"/>
    </style:style>
    <style:style style:name="P6" style:family="paragraph" style:parent-style-name="Standard">
      <style:paragraph-properties fo:text-align="justify" style:justify-single-word="false" style:writing-mode="lr-tb"/>
      <style:text-properties officeooo:paragraph-rsid="00b59b11"/>
    </style:style>
    <style:style style:name="P7" style:family="paragraph" style:parent-style-name="Standard">
      <style:paragraph-properties fo:text-align="justify" style:justify-single-word="false" style:writing-mode="lr-tb"/>
      <style:text-properties fo:font-size="14pt" fo:font-weight="normal" officeooo:rsid="013ca4f4" officeooo:paragraph-rsid="013ca4f4" style:font-size-asian="12pt" style:font-weight-asian="normal" style:font-size-complex="12pt" style:font-weight-complex="normal"/>
    </style:style>
    <style:style style:name="P8" style:family="paragraph" style:parent-style-name="Standard">
      <style:paragraph-properties fo:text-align="justify" style:justify-single-word="false" style:writing-mode="lr-tb"/>
      <style:text-properties fo:font-size="14pt" fo:font-weight="normal" officeooo:rsid="013ddc22" officeooo:paragraph-rsid="013ddc22" style:font-size-asian="12pt" style:font-weight-asian="normal" style:font-size-complex="12pt" style:font-weight-complex="normal"/>
    </style:style>
    <style:style style:name="P9" style:family="paragraph" style:parent-style-name="Standard">
      <style:paragraph-properties fo:text-align="justify" style:justify-single-word="false" style:writing-mode="lr-tb"/>
      <style:text-properties fo:font-size="14pt" fo:font-weight="normal" officeooo:rsid="013e35fd" officeooo:paragraph-rsid="013e35fd" style:font-size-asian="12pt" style:font-weight-asian="normal" style:font-size-complex="12pt" style:font-weight-complex="normal"/>
    </style:style>
    <style:style style:name="P10" style:family="paragraph" style:parent-style-name="Standard">
      <style:paragraph-properties fo:text-align="justify" style:justify-single-word="false" style:writing-mode="lr-tb"/>
      <style:text-properties fo:font-size="14pt" fo:font-weight="normal" officeooo:rsid="01428d47" officeooo:paragraph-rsid="01428d47" style:font-size-asian="12pt" style:font-weight-asian="normal" style:font-size-complex="12pt" style:font-weight-complex="normal"/>
    </style:style>
    <style:style style:name="P11" style:family="paragraph" style:parent-style-name="Standard">
      <style:paragraph-properties fo:text-align="justify" style:justify-single-word="false" style:writing-mode="lr-tb"/>
      <style:text-properties fo:font-size="14pt" fo:font-weight="normal" officeooo:rsid="0143d65c" officeooo:paragraph-rsid="0143d65c" style:font-size-asian="12pt" style:font-weight-asian="normal" style:font-size-complex="12pt" style:font-weight-complex="normal"/>
    </style:style>
    <style:style style:name="P12" style:family="paragraph" style:parent-style-name="Standard">
      <style:paragraph-properties fo:text-align="justify" style:justify-single-word="false" style:writing-mode="lr-tb"/>
      <style:text-properties fo:font-size="14pt" fo:font-weight="normal" officeooo:rsid="01475ad2" officeooo:paragraph-rsid="01475ad2" style:font-size-asian="12pt" style:font-weight-asian="normal" style:font-size-complex="12pt" style:font-weight-complex="normal"/>
    </style:style>
    <style:style style:name="P13" style:family="paragraph" style:parent-style-name="Standard">
      <style:paragraph-properties fo:text-align="justify" style:justify-single-word="false" style:writing-mode="lr-tb"/>
      <style:text-properties fo:font-size="14pt" fo:font-weight="normal" officeooo:rsid="014c30c5" officeooo:paragraph-rsid="014c30c5" style:font-size-asian="12pt" style:font-weight-asian="normal" style:font-size-complex="12pt" style:font-weight-complex="normal"/>
    </style:style>
    <style:style style:name="P14" style:family="paragraph" style:parent-style-name="Standard">
      <style:paragraph-properties fo:text-align="justify" style:justify-single-word="false" style:writing-mode="lr-tb"/>
      <style:text-properties fo:font-size="14pt" fo:font-weight="normal" officeooo:rsid="014e6018" officeooo:paragraph-rsid="014e6018" style:font-size-asian="12pt" style:font-weight-asian="normal" style:font-size-complex="12pt" style:font-weight-complex="normal"/>
    </style:style>
    <style:style style:name="T1" style:family="text">
      <style:text-properties fo:font-size="16pt" fo:font-weight="bold" style:font-size-asian="16pt" style:font-weight-asian="bold" style:font-weight-complex="bold"/>
    </style:style>
    <style:style style:name="T2" style:family="text">
      <style:text-properties fo:font-size="16pt" fo:font-weight="bold" officeooo:rsid="0056adb2" style:font-size-asian="16pt" style:font-weight-asian="bold" style:font-weight-complex="bold"/>
    </style:style>
    <style:style style:name="T3" style:family="text">
      <style:text-properties fo:font-size="16pt" fo:font-weight="bold" officeooo:rsid="007e4c3b" style:font-size-asian="16pt" style:font-weight-asian="bold" style:font-weight-complex="bold"/>
    </style:style>
    <style:style style:name="T4" style:family="text">
      <style:text-properties fo:font-size="16pt" fo:font-weight="bold" officeooo:rsid="007e68e0" style:font-size-asian="16pt" style:font-weight-asian="bold" style:font-weight-complex="bold"/>
    </style:style>
    <style:style style:name="T5" style:family="text">
      <style:text-properties fo:font-size="16pt" fo:font-weight="bold" officeooo:rsid="00f2b2cc" style:font-size-asian="16pt" style:font-weight-asian="bold" style:font-weight-complex="bold"/>
    </style:style>
    <style:style style:name="T6" style:family="text">
      <style:text-properties fo:font-size="16pt" fo:font-weight="bold" officeooo:rsid="01149bc5" style:font-size-asian="16pt" style:font-weight-asian="bold" style:font-weight-complex="bold"/>
    </style:style>
    <style:style style:name="T7" style:family="text">
      <style:text-properties fo:font-size="16pt" fo:font-weight="bold" officeooo:rsid="013a0765" style:font-size-asian="16pt" style:font-weight-asian="bold" style:font-weight-complex="bold"/>
    </style:style>
    <style:style style:name="T8" style:family="text">
      <style:text-properties fo:font-size="16pt" fo:font-weight="bold" officeooo:rsid="013aeda9" style:font-size-asian="16pt" style:font-weight-asian="bold" style:font-weight-complex="bold"/>
    </style:style>
    <style:style style:name="T9" style:family="text">
      <style:text-properties officeooo:rsid="013f41a5"/>
    </style:style>
    <style:style style:name="T10" style:family="text">
      <style:text-properties officeooo:rsid="01413d85"/>
    </style:style>
    <style:style style:name="T11" style:family="text">
      <style:text-properties officeooo:rsid="01429a29"/>
    </style:style>
    <style:style style:name="T12" style:family="text">
      <style:text-properties officeooo:rsid="0143d65c"/>
    </style:style>
    <style:style style:name="T13" style:family="text">
      <style:text-properties officeooo:rsid="01458fb2"/>
    </style:style>
    <style:style style:name="T14" style:family="text">
      <style:text-properties officeooo:rsid="01470b4d"/>
    </style:style>
    <style:style style:name="T15" style:family="text">
      <style:text-properties officeooo:rsid="014d61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Самообучение за уеб разработчик </text:p>
      <text:p text:style-name="P1"/>
      <text:p text:style-name="P2"/>
      <text:p text:style-name="P3"><text:bookmark-start text:name="__DdeLink__107_2254549990"/><text:span text:style-name="T1"><text:s/>HTML <text:s/>и CSS за начинаещи – <text:s/></text:span><text:span text:style-name="T5">2</text:span><text:span text:style-name="T7">2</text:span><text:span text:style-name="T3">.03.2023</text:span></text:p>
      <text:p text:style-name="P2"/>
      <text:p text:style-name="P4"><text:span text:style-name="T1">Урок № </text:span><text:span text:style-name="T4">1</text:span><text:span text:style-name="T8">6</text:span><text:span text:style-name="T1"> – </text:span><text:span text:style-name="T2"><text:s/></text:span><text:span text:style-name="T6">Стилизиране на </text:span><text:span text:style-name="T8">линкове</text:span></text:p>
      <text:p text:style-name="P4"><text:span text:style-name="T8"/></text:p>
      <text:p text:style-name="P5"/>
      <text:p text:style-name="P7"><text:bookmark-end text:name="__DdeLink__107_2254549990"/>Отново имаме една съвсем просто устроена уеб страница, няма нищо особено в нея. Имаме линкове / връзки на няколко места, чисто с демонстрационна цел. </text:p>
      <text:p text:style-name="P7"/>
      <text:p text:style-name="P8">За да можем да придадем определени ефекти и стил на връзките в нашата уеб страница, трябва да използваме таг „а“ в създаденият от нас CSS файл.</text:p>
      <text:p text:style-name="P8"/>
      <text:p text:style-name="P9">Тук можем да използваме различни параметри, както и различни псевдокласове. Защото обаче те се наричат псевдокласове. </text:p>
      <text:p text:style-name="P9"/>
      <text:p text:style-name="P9">Тагът „а“ който използваме за нашите връзки има няколко т.нар. Състояния, които придават различна декорация и стил на линковете.</text:p>
      <text:p text:style-name="P9"/>
      <text:p text:style-name="P9">Можем да направим следната структура от псевдокласове отнасящи се до поведението на връзките в нашата уеб страница.</text:p>
      <text:p text:style-name="P9"/>
      <text:p text:style-name="P9">a:link {<text:tab/>- <text:span text:style-name="T9">Този псевдоклас отговаря за основното състояние на нашия линк</text:span></text:p>
      <text:p text:style-name="P9"/>
      <text:p text:style-name="P9">}</text:p>
      <text:p text:style-name="P9"/>
      <text:p text:style-name="P9">a:visited {<text:tab/>- <text:span text:style-name="T9">Чрез този псевоклас оказваме как да се държат всички линкове, които вече са „посетени“ от потребителя, или с други думи всички връзки върху които потребителят е кликнал / отворил </text:span></text:p>
      <text:p text:style-name="P9"/>
      <text:p text:style-name="P9">}</text:p>
      <text:p text:style-name="P9"/>
      <text:p text:style-name="P9">a:acti<text:span text:style-name="T9">ve</text:span> { - <text:span text:style-name="T9">С този псевдоклас регулираме, как бихме искали да изглеждат линковете, когато потребителят кликне с десен бутон на мишката върху линка</text:span></text:p>
      <text:p text:style-name="P9"/>
      <text:p text:style-name="P9">}</text:p>
      <text:p text:style-name="P9"/>
      <text:p text:style-name="P9">a:hover{ - <text:span text:style-name="T10">Това е може би най-често използваният псевдоклас, той се използва за това да се придаде външен вид на линка, когато потребителят насочи курсора на мишката върху линка.</text:span></text:p>
      <text:p text:style-name="P9"/>
      <text:p text:style-name="P9">}</text:p>
      <text:p text:style-name="P9"/>
      <text:p text:style-name="P9"><text:soft-page-break/>a:focus { - <text:tab/><text:span text:style-name="T10">Този псевдоклас служи за това линкът да бъде отбелязан със специфичен цвят, когато потребителят преминава през линковете на нашия уеб сайт, използвайки бутона Tab. По този начин получаваме своеобразен ефект на фокусиране върху нашия линк.</text:span></text:p>
      <text:p text:style-name="P9"/>
      <text:p text:style-name="P9">} </text:p>
      <text:p text:style-name="P9"/>
      <text:p text:style-name="P10">Тук е важно да обърнете внимание на подредбата на тези псевдокласове. Когато решите да ги използвате, тези псевдокласове трябва да бъдат подредени по точно същият начин, по който са описани по-горе. <text:span text:style-name="T11">Ако размените местата дори на един от тях, те няма да работят правилно и могат да създадат проблеми. </text:span><text:span text:style-name="T12">Подребата на псев</text:span><text:span text:style-name="T13">докласовете</text:span><text:span text:style-name="T12"> е важна, защото CSS ги „чете“ във вече описаната последователност.</text:span></text:p>
      <text:p text:style-name="P10"/>
      <text:p text:style-name="P11">По ваше желание, можете да използвате псевдокласове само за вашия основен линк – а - <text:s/>и за hover на връзката. По този начин <text:span text:style-name="T14">се игнорират останалите „състояния“, които може да приеме линка и се посочват само 2 основни състояния.</text:span></text:p>
      <text:p text:style-name="P11"/>
      <text:p text:style-name="P12">Друга особеност, на линковете, е че можем да премахнем линията под тях, която се изобразява по подразбиране, че комбинацията:</text:p>
      <text:p text:style-name="P12"/>
      <text:p text:style-name="P12">a:link {</text:p>
      <text:p text:style-name="P12"><text:s text:c="4"/>color:black;</text:p>
      <text:p text:style-name="P12"><text:s text:c="4"/>text-decoration: none;</text:p>
      <text:p text:style-name="P12">}</text:p>
      <text:p text:style-name="P9"/>
      <text:p text:style-name="P13">Не на последно място трябва да спомене един трик. Можете да използвате два псевдокласа едновременно. За целта <text:span text:style-name="T15">можете да използвате комбинацията:</text:span></text:p>
      <text:p text:style-name="P13"/>
      <text:p text:style-name="P13">a:hover, </text:p>
      <text:p text:style-name="P13">a:focus {</text:p>
      <text:p text:style-name="P13"/>
      <text:p text:style-name="P13"><text:s text:c="4"/>color: yellow;</text:p>
      <text:p text:style-name="P13"><text:s text:c="4"/></text:p>
      <text:p text:style-name="P13">}</text:p>
      <text:p text:style-name="P13"/>
      <text:p text:style-name="P14">Като тези псевдокласове могат да бъдат изписани и на 1 ред.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bg" fo:country="BG"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bg" fo:country="BG"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17:14:12</meta:creation-date>
    <dc:language>en-US</dc:language>
    <dc:date>2023-03-22T11:39:28.304426292</dc:date>
    <meta:editing-cycles>554</meta:editing-cycles>
    <meta:editing-duration>P1DT6H37M55S</meta:editing-duration>
    <meta:generator>LibreOffice/7.3.7.2$Linux_X86_64 LibreOffice_project/30$Build-2</meta:generator>
    <meta:document-statistic meta:table-count="0" meta:image-count="0" meta:object-count="0" meta:page-count="2" meta:paragraph-count="32" meta:word-count="420" meta:character-count="2650" meta:non-whitespace-character-count="2229"/>
    <meta:user-defined meta:name="AppVersion">15.0000</meta:user-defined>
  </office:meta>
</office:document-meta>
</file>